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font-name="Courier New" fo:font-size="10pt" fo:font-style="normal" style:text-underline-style="none"/>
    </style:style>
    <style:style style:name="P2" style:family="paragraph">
      <style:paragraph-properties fo:text-align="center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register.php/" xlink:type="simple">
          <form:text form:name="firstname" form:control-implementation="ooo:com.sun.star.form.component.TextField" xml:id="control1" form:id="control1" form:current-value="Raman Deep Singh" form:value="Raman Deep Singh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button form:name="unnamed0" form:control-implementation="ooo:com.sun.star.form.component.CommandButton" xml:id="control6" form:id="control6" form:label="SUBMIT" form:button-type="submi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HP Handbook</text:p>
      <text:p text:style-name="Standard"/>
      <text:p text:style-name="Standard">HTML Form</text:p>
      <text:p text:style-name="Standard"/>
      <text:p text:style-name="Standard"/>
      <text:p text:style-name="Standard">First Name : <draw:control text:anchor-type="as-char" draw:z-index="0" draw:style-name="gr1" draw:text-style-name="P1" svg:width="4.34cm" svg:height="0.742cm" draw:control="control1"/> <text:line-break/>Last Name : <draw:control text:anchor-type="as-char" draw:z-index="1" draw:style-name="gr1" draw:text-style-name="P1" svg:width="4.34cm" svg:height="0.742cm" draw:control="control2"/> <text:line-break/>Address 1 : <draw:control text:anchor-type="as-char" draw:z-index="2" draw:style-name="gr1" draw:text-style-name="P1" svg:width="4.34cm" svg:height="0.742cm" draw:control="control3"/> <text:line-break/>Address 2 : <draw:control text:anchor-type="as-char" draw:z-index="3" draw:style-name="gr1" draw:text-style-name="P1" svg:width="4.34cm" svg:height="0.742cm" draw:control="control4"/> <text:line-break/>Email : <draw:control text:anchor-type="as-char" draw:z-index="4" draw:style-name="gr1" draw:text-style-name="P1" svg:width="4.34cm" svg:height="0.742cm" draw:control="control5"/> <text:line-break/><draw:control text:anchor-type="as-char" draw:z-index="5" draw:style-name="gr1" draw:text-style-name="P2" svg:width="1.906cm" svg:height="0.927cm" draw:control="control6"/> </text:p>
      <text:p text:style-name="Standard"/>
      <text:p text:style-name="Standard"/>
      <text:p text:style-name="Standard">PHP Form</text:p>
      <text:p text:style-name="Standard"/>
      <text:p text:style-name="Standard">&lt;form&gt;</text:p>
      <text:p text:style-name="Standard">Code for storing data to mysql table in php</text:p>
      <text:p text:style-name="Standard"/>
      <text:p text:style-name="Standard">&lt;?php</text:p>
      <text:p text:style-name="Standard">$_firstname=$_POST["firstname"];</text:p>
      <text:p text:style-name="Standard">$_lastname=$_POST["lastname"];</text:p>
      <text:p text:style-name="Standard">$_address1=$_POST["address1"];</text:p>
      <text:p text:style-name="Standard">$_address2=$_POST["address2"];</text:p>
      <text:p text:style-name="Standard">$_email=$_POST["email"];</text:p>
      <text:p text:style-name="Standard">$hostname = 'localhost';</text:p>
      <text:p text:style-name="Standard"/>
      <text:p text:style-name="Standard">$username = 'root';</text:p>
      <text:p text:style-name="Standard"/>
      <text:p text:style-name="Standard">$password = '';</text:p>
      <text:p text:style-name="Standard">$username = 'root';</text:p>
      <text:p text:style-name="Standard"/>
      <text:p text:style-name="Standard">$password = '';</text:p>
      <text:p text:style-name="Standard">$songpath="";</text:p>
      <text:p text:style-name="Standard">$filename="";</text:p>
      <text:p text:style-name="Standard">$link="";</text:p>
      <text:p text:style-name="Standard">$count=0;</text:p>
      <text:p text:style-name="Standard">try {</text:p>
      <text:p text:style-name="Standard"><text:s text:c="4"/>$dbh = new PDO("mysql:host=$hostname;dbname=punjabimp3songs", $username, $password);</text:p>
      <text:p text:style-name="Standard"><text:s text:c="4"/></text:p>
      <text:p text:style-name="Standard"><text:s text:c="2"/></text:p>
      <text:p text:style-name="Standard"><text:s text:c="4"/>$sql = "SELECT * FROM songs where songname like '%" . $songname . "%'";</text:p>
      <text:p text:style-name="Standard"><text:s text:c="4"/>foreach ($dbh-&gt;query($sql) as $row)</text:p>
      <text:p text:style-name="Standard"><text:s text:c="8"/>{</text:p>
      <text:p text:style-name="Standard"><text:s text:c="7"/></text:p>
      <text:p text:style-name="Standard"><text:s text:c="8"/>$songpath=$row["songname"];</text:p>
      <text:p text:style-name="Standard"><text:s text:c="8"/>$filename=$row["filename"];</text:p>
      <text:p text:style-name="Standard"><text:s text:c="8"/>print("&lt;br&gt;Song Name : " . $songpath);</text:p>
      <text:p text:style-name="Standard"><text:s text:c="8"/>$link="&lt;a href='" . $filename . "'&gt;" . "Download" . "&lt;/a&gt;";</text:p>
      <text:p text:style-name="Standard"><text:soft-page-break/><text:s text:c="8"/>print("&lt;br&gt;");</text:p>
      <text:p text:style-name="Standard"><text:s text:c="8"/>print("&lt;br&gt;");</text:p>
      <text:p text:style-name="Standard"><text:s text:c="8"/>print($link);</text:p>
      <text:p text:style-name="Standard"><text:s text:c="8"/>print("&lt;br&gt;");</text:p>
      <text:p text:style-name="Standard"><text:s text:c="8"/>$count++;</text:p>
      <text:p text:style-name="Standard"><text:s text:c="8"/>}</text:p>
      <text:p text:style-name="Standard"><text:s text:c="8"/>if($count==0)</text:p>
      <text:p text:style-name="Standard"><text:s text:c="8"/>{</text:p>
      <text:p text:style-name="Standard"><text:s text:c="12"/>print("No Records Found");</text:p>
      <text:p text:style-name="Standard"><text:s text:c="8"/>}</text:p>
      <text:p text:style-name="Standard"><text:s text:c="8"/>print("&lt;br&gt;&lt;br&gt;");</text:p>
      <text:p text:style-name="Standard">print("&lt;a href='index.html'&gt;Back to Index&lt;/a&gt;");</text:p>
      <text:p text:style-name="Standard"><text:s text:c="3"/></text:p>
      <text:p text:style-name="Standard"><text:s text:c="4"/>$dbh = null;</text:p>
      <text:p text:style-name="Standard">}</text:p>
      <text:p text:style-name="Standard">catch(PDOException $e)</text:p>
      <text:p text:style-name="Standard"><text:s text:c="4"/>{</text:p>
      <text:p text:style-name="Standard"><text:s text:c="4"/>print($e-&gt;getMessage());</text:p>
      <text:p text:style-name="Standard"><text:s text:c="4"/>}</text:p>
      <text:p text:style-name="Standard"><text:s text:c="4"/></text:p>
      <text:p text:style-name="Standard"><text:s text:c="4"/></text:p>
      <text:p text:style-name="Standard"/>
      <text:p text:style-name="Standard">?&gt;</text:p>
      <text:p text:style-name="Standard"/>
      <text:p text:style-name="Standard"/>
      <text:p text:style-name="Standard"><text:s/>Code for Session Handling </text:p>
      <text:p text:style-name="Standard"/>
      <text:p text:style-name="Standard">&lt;?php</text:p>
      <text:p text:style-name="Standard">session_start();</text:p>
      <text:p text:style-name="Standard">$user=$_SESSION["username"];</text:p>
      <text:p text:style-name="Standard">print("&lt;p&gt; User Logged in as " . $user)</text:p>
      <text:p text:style-name="Standard">?&gt;</text:p>
      <text:p text:style-name="Standard"/>
      <text:p text:style-name="Standard">Code for sending email in php</text:p>
      <text:p text:style-name="Standard"/>
      <text:p text:style-name="Standard">&lt;?php</text:p>
      <text:p text:style-name="Standard"/>
      <text:p text:style-name="Standard">$to=”<text:a xlink:type="simple" xlink:href="mailto:raman404@cppcourses.com" text:style-name="Internet_20_link" text:visited-style-name="Visited_20_Internet_20_Link">raman404@cppcourses.com</text:a>”;</text:p>
      <text:p text:style-name="Standard">$from=”<text:a xlink:type="simple" xlink:href="mailto:gagan404@cppcourses.com" text:style-name="Internet_20_link" text:visited-style-name="Visited_20_Internet_20_Link">gagan404@cppcourses.com</text:a>”;</text:p>
      <text:p text:style-name="Standard">$subject=”abcdef”;</text:p>
      <text:p text:style-name="Standard">$message=”Message 1 “;</text:p>
      <text:p text:style-name="Standard">$mail($to,$from,$subject,$message);</text:p>
      <text:p text:style-name="Standard">print(“Mail Sent Successfully”);</text:p>
      <text:p text:style-name="Standard"/>
      <text:p text:style-name="Standard">?&gt;</text:p>
      <text:p text:style-name="Standard"/>
      <text:p text:style-name="Standard">Code to send email in php</text:p>
      <text:p text:style-name="Standard"/>
      <text:p text:style-name="Standard">&lt;?php</text:p>
      <text:p text:style-name="Standard"><text:s/>$to = "promotion@cppcourses.com";</text:p>
      <text:p text:style-name="Standard"><text:s text:c="9"/>$subject = "This is subject";</text:p>
      <text:p text:style-name="Standard"><text:s text:c="9"/></text:p>
      <text:p text:style-name="Standard"><text:soft-page-break/><text:s text:c="9"/>$message = "&lt;b&gt;This is HTML message.&lt;/b&gt;";</text:p>
      <text:p text:style-name="Standard"><text:s text:c="9"/>$message .= "&lt;h1&gt;This is headline.&lt;/h1&gt;";</text:p>
      <text:p text:style-name="Standard">$header = "From:raman404@cppcourses.com \r\n";</text:p>
      <text:p text:style-name="Standard"><text:s text:c="9"/></text:p>
      <text:p text:style-name="Standard"><text:s text:c="9"/>$header .= "MIME-Version: 1.0\r\n";</text:p>
      <text:p text:style-name="Standard"><text:s text:c="9"/>$header .= "Content-type: text/html\r\n";</text:p>
      <text:p text:style-name="Standard">mail($to,$subject,$message,$header);</text:p>
      <text:p text:style-name="Standard">print("Message Sent to " . $to);</text:p>
      <text:p text:style-name="Standard">print("&lt;br&gt;&lt;a href='sendemail.php'&gt;Back to Email Page&lt;/a&gt;");</text:p>
      <text:p text:style-name="Standard">?&gt; </text:p>
      <text:p text:style-name="Standard"/>
      <text:p text:style-name="Standard"/>
      <text:p text:style-name="Standard"/>
      <text:p text:style-name="Standard"/>
      <text:p text:style-name="Standard">Chapter 1 </text:p>
      <text:p text:style-name="Standard"><text:s/>Datatypes, Variables</text:p>
      <text:p text:style-name="Standard"/>
      <text:p text:style-name="Standard">Data type is a name which stores information for data</text:p>
      <text:p text:style-name="Standard">Variable is a name to identify the data</text:p>
      <text:p text:style-name="Standard"/>
      <text:p text:style-name="Standard">program to calculate sum of two numbers</text:p>
      <text:p text:style-name="Standard"/>
      <text:p text:style-name="Standard">$num1=10;</text:p>
      <text:p text:style-name="Standard">$num2=20;</text:p>
      <text:p text:style-name="Standard">$num3=$num1+num2;</text:p>
      <text:p text:style-name="Standard">print(“Sum of two numbers is : “ , $num3);</text:p>
      <text:p text:style-name="Standard"/>
      <text:p text:style-name="Standard">program to calculate difference of two numbers</text:p>
      <text:p text:style-name="Standard"/>
      <text:p text:style-name="Standard">$num1=20;</text:p>
      <text:p text:style-name="Standard">$num2=10;</text:p>
      <text:p text:style-name="Standard">$num3=$num1-$num2;</text:p>
      <text:p text:style-name="Standard">print(“Difference between two numbers is “ . $num3);</text:p>
      <text:p text:style-name="Standard"/>
      <text:p text:style-name="Standard">program to find area of square</text:p>
      <text:p text:style-name="Standard"/>
      <text:p text:style-name="Standard">$side=10;</text:p>
      <text:p text:style-name="Standard">$area=$side*$side;</text:p>
      <text:p text:style-name="Standard">print(“Area of square is “ . $area);</text:p>
      <text:p text:style-name="Standard"/>
      <text:p text:style-name="Standard">program to find area of rectangle </text:p>
      <text:p text:style-name="Standard"/>
      <text:p text:style-name="Standard">$length=30;</text:p>
      <text:p text:style-name="Standard">$breadth=30;</text:p>
      <text:p text:style-name="Standard">$area=$length*breadth;</text:p>
      <text:p text:style-name="Standard">print(“Area of Rectangle is “ . $area);</text:p>
      <text:p text:style-name="Standard"/>
      <text:p text:style-name="Standard">program to find area of circle</text:p>
      <text:p text:style-name="Standard"/>
      <text:p text:style-name="Standard">$radius=10;</text:p>
      <text:p text:style-name="Standard">$area=3.14*$radius*$radius;</text:p>
      <text:p text:style-name="Standard">print(“area of circle is “, $area);</text:p>
      <text:p text:style-name="Standard"><text:soft-page-break/></text:p>
      <text:p text:style-name="Standard">program to find volume of box</text:p>
      <text:p text:style-name="Standard"/>
      <text:p text:style-name="Standard">$width=10;</text:p>
      <text:p text:style-name="Standard">$height=10;</text:p>
      <text:p text:style-name="Standard">$depth=10;</text:p>
      <text:p text:style-name="Standard">$volume=$width*$height*$depth;</text:p>
      <text:p text:style-name="Standard">print(“Volume of Box is : “,$volume);</text:p>
      <text:p text:style-name="Standard"/>
      <text:p text:style-name="Standard">program to find simple interest</text:p>
      <text:p text:style-name="Standard"/>
      <text:p text:style-name="Standard">$p=3000;</text:p>
      <text:p text:style-name="Standard">$r=3;</text:p>
      <text:p text:style-name="Standard">$t=3;</text:p>
      <text:p text:style-name="Standard">$si=($p*$r*$t)/100;</text:p>
      <text:p text:style-name="Standard">print(“Simple Interest is “ . $si);</text:p>
      <text:p text:style-name="Standard"/>
      <text:p text:style-name="Standard">program to demonstrate if else statement</text:p>
      <text:p text:style-name="Standard"/>
      <text:p text:style-name="Standard">$a=11;</text:p>
      <text:p text:style-name="Standard">if($a==10)</text:p>
      <text:p text:style-name="Standard">{</text:p>
      <text:p text:style-name="Standard">print(“value of a is equal to 10”);</text:p>
      <text:p text:style-name="Standard">}</text:p>
      <text:p text:style-name="Standard">else</text:p>
      <text:p text:style-name="Standard">{</text:p>
      <text:p text:style-name="Standard">print(“Value of a is not equal to 10”);</text:p>
      <text:p text:style-name="Standard">}</text:p>
      <text:p text:style-name="Standard"/>
      <text:p text:style-name="Standard">program to demonstrate switch statement</text:p>
      <text:p text:style-name="Standard"/>
      <text:p text:style-name="Standard">$a=4;</text:p>
      <text:p text:style-name="Standard">switch($a)</text:p>
      <text:p text:style-name="Standard">{</text:p>
      <text:p text:style-name="Standard">case 1:</text:p>
      <text:p text:style-name="Standard">print(“Monday”);</text:p>
      <text:p text:style-name="Standard">break;</text:p>
      <text:p text:style-name="Standard">case 2:</text:p>
      <text:p text:style-name="Standard">print(“Tuesday”);</text:p>
      <text:p text:style-name="Standard">break;</text:p>
      <text:p text:style-name="Standard">case 3:</text:p>
      <text:p text:style-name="Standard">print(“Wednesday”);</text:p>
      <text:p text:style-name="Standard">break;</text:p>
      <text:p text:style-name="Standard">case 4:</text:p>
      <text:p text:style-name="Standard">print(“Thursday”);</text:p>
      <text:p text:style-name="Standard">break;</text:p>
      <text:p text:style-name="Standard">case 5:</text:p>
      <text:p text:style-name="Standard">print(“Friday”);</text:p>
      <text:p text:style-name="Standard">break;</text:p>
      <text:p text:style-name="Standard">case 6:</text:p>
      <text:p text:style-name="Standard">print(“Saturday”);</text:p>
      <text:p text:style-name="Standard">break;</text:p>
      <text:p text:style-name="Standard"><text:soft-page-break/>case 7:</text:p>
      <text:p text:style-name="Standard">print(“Sunday”);</text:p>
      <text:p text:style-name="Standard">break;</text:p>
      <text:p text:style-name="Standard">default: print(“Enter a day between 1 and 7”);</text:p>
      <text:p text:style-name="Standard">break;</text:p>
      <text:p text:style-name="Standard">}</text:p>
      <text:p text:style-name="Standard"/>
      <text:p text:style-name="Standard">$temp=100;</text:p>
      <text:p text:style-name="Standard">if($temp==100)</text:p>
      <text:p text:style-name="Standard">{</text:p>
      <text:p text:style-name="Standard">print(“It is Boiling Poine of Water”);</text:p>
      <text:p text:style-name="Standard">}</text:p>
      <text:p text:style-name="Standard">else</text:p>
      <text:p text:style-name="Standard">{</text:p>
      <text:p text:style-name="Standard">print(“It is not Boiling Point of Water”);</text:p>
      <text:p text:style-name="Standard">}</text:p>
      <text:p text:style-name="Standard"/>
      <text:p text:style-name="Standard">$age=21;</text:p>
      <text:p text:style-name="Standard">if($age&gt;=18)</text:p>
      <text:p text:style-name="Standard">{</text:p>
      <text:p text:style-name="Standard">print(“You are eligible to vote “);</text:p>
      <text:p text:style-name="Standard">}</text:p>
      <text:p text:style-name="Standard">else</text:p>
      <text:p text:style-name="Standard">{</text:p>
      <text:p text:style-name="Standard">print(“You are not eligible to vote”);</text:p>
      <text:p text:style-name="Standard">}</text:p>
      <text:p text:style-name="Standard"/>
      <text:p text:style-name="Standard"/>
      <text:p text:style-name="Standard">for loop </text:p>
      <text:p text:style-name="Standard"/>
      <text:p text:style-name="Standard">$i=1;</text:p>
      <text:p text:style-name="Standard">for($i&lt;=10;$i++)</text:p>
      <text:p text:style-name="Standard">{</text:p>
      <text:p text:style-name="Standard">print($i);</text:p>
      <text:p text:style-name="Standard">}</text:p>
      <text:p text:style-name="Standard"/>
      <text:p text:style-name="Standard">while loop</text:p>
      <text:p text:style-name="Standard"/>
      <text:p text:style-name="Standard">$i=1;</text:p>
      <text:p text:style-name="Standard">while($i&lt;=10)</text:p>
      <text:p text:style-name="Standard">{</text:p>
      <text:p text:style-name="Standard">print($i);</text:p>
      <text:p text:style-name="Standard">$i=$i+1;</text:p>
      <text:p text:style-name="Standard">}</text:p>
      <text:p text:style-name="Standard"/>
      <text:p text:style-name="Standard">do while loop</text:p>
      <text:p text:style-name="Standard"/>
      <text:p text:style-name="Standard">$i=11;</text:p>
      <text:p text:style-name="Standard">do</text:p>
      <text:p text:style-name="Standard">{</text:p>
      <text:p text:style-name="Standard">print($i);</text:p>
      <text:p text:style-name="Standard">$i=$i+1;</text:p>
      <text:p text:style-name="Standard"><text:soft-page-break/>}while($i&lt;=10);</text:p>
      <text:p text:style-name="Standard"/>
      <text:p text:style-name="Standard">break statement</text:p>
      <text:p text:style-name="Standard"/>
      <text:p text:style-name="Standard">$i=1;</text:p>
      <text:p text:style-name="Standard">for($i=1;$i&lt;=10;$i++)</text:p>
      <text:p text:style-name="Standard">{</text:p>
      <text:p text:style-name="Standard">if($i==5)</text:p>
      <text:p text:style-name="Standard">{</text:p>
      <text:p text:style-name="Standard">break;</text:p>
      <text:p text:style-name="Standard">}</text:p>
      <text:p text:style-name="Standard">print($i);</text:p>
      <text:p text:style-name="Standard">}</text:p>
      <text:p text:style-name="Standard"/>
      <text:p text:style-name="Standard">continue statement</text:p>
      <text:p text:style-name="Standard"/>
      <text:p text:style-name="Standard">$i=1;</text:p>
      <text:p text:style-name="Standard">for($i=1;$i&lt;=10;$i++)</text:p>
      <text:p text:style-name="Standard">{</text:p>
      <text:p text:style-name="Standard">if($i==5)</text:p>
      <text:p text:style-name="Standard">{</text:p>
      <text:p text:style-name="Standard">continue;</text:p>
      <text:p text:style-name="Standard">}</text:p>
      <text:p text:style-name="Standard">print($i);</text:p>
      <text:p text:style-name="Standard">}</text:p>
      <text:p text:style-name="Standard"/>
      <text:p text:style-name="Standard">break statement in while loop</text:p>
      <text:p text:style-name="Standard"/>
      <text:p text:style-name="Standard">$i=1;</text:p>
      <text:p text:style-name="Standard">while($i)</text:p>
      <text:p text:style-name="Standard">{</text:p>
      <text:p text:style-name="Standard">print($i);</text:p>
      <text:p text:style-name="Standard">if($i==5)</text:p>
      <text:p text:style-name="Standard">{</text:p>
      <text:p text:style-name="Standard">break;</text:p>
      <text:p text:style-name="Standard">}</text:p>
      <text:p text:style-name="Standard">$i=$i+1;</text:p>
      <text:p text:style-name="Standard">}</text:p>
      <text:p text:style-name="Standard">}</text:p>
      <text:p text:style-name="Standard"/>
      <text:p text:style-name="Standard">&lt;?php</text:p>
      <text:p text:style-name="Standard">//php program to demonstrate user defined function,create a function to display hello world on the screen</text:p>
      <text:p text:style-name="Standard">function display()</text:p>
      <text:p text:style-name="Standard">{</text:p>
      <text:p text:style-name="Standard"><text:s text:c="4"/>print('Hello World');</text:p>
      <text:p text:style-name="Standard">}</text:p>
      <text:p text:style-name="Standard">display();</text:p>
      <text:p text:style-name="Standard">?&gt;</text:p>
      <text:p text:style-name="Standard"><text:s text:c="8"/></text:p>
      <text:p text:style-name="Standard"/>
      <text:p text:style-name="Standard">&lt;?php</text:p>
      <text:p text:style-name="Standard"><text:soft-page-break/>//php program to create a function to find factorial of number passed to function as argument</text:p>
      <text:p text:style-name="Standard">function factorial($a)</text:p>
      <text:p text:style-name="Standard">{</text:p>
      <text:p text:style-name="Standard"><text:s text:c="4"/>$fact=1;</text:p>
      <text:p text:style-name="Standard"><text:tab/>for($i=1;$i&lt;=$a;$i++)</text:p>
      <text:p text:style-name="Standard"><text:tab/>{</text:p>
      <text:p text:style-name="Standard"><text:tab/><text:tab/>$fact=$fact*$i;</text:p>
      <text:p text:style-name="Standard"><text:tab/>}</text:p>
      <text:p text:style-name="Standard"><text:tab/>print('factorial of number is ' . $fact);</text:p>
      <text:p text:style-name="Standard">}</text:p>
      <text:p text:style-name="Standard">factorial(5);</text:p>
      <text:p text:style-name="Standard">print('&lt;br&gt;');</text:p>
      <text:p text:style-name="Standard">factorial(6);</text:p>
      <text:p text:style-name="Standard">?&gt;</text:p>
      <text:p text:style-name="Standard"/>
      <text:p text:style-name="Standard"><text:s text:c="8"/>&lt;?php</text:p>
      <text:p text:style-name="Standard">//php program to create a function that takes two integer arguments calculates difference between them</text:p>
      <text:p text:style-name="Standard">function difference($a,$b)</text:p>
      <text:p text:style-name="Standard">{</text:p>
      <text:p text:style-name="Standard"><text:s text:c="4"/>$diff=$a-$b;</text:p>
      <text:p text:style-name="Standard"><text:s text:c="4"/>print('difference between two integers is ' . $diff);</text:p>
      <text:p text:style-name="Standard">}</text:p>
      <text:p text:style-name="Standard">difference(10,5);</text:p>
      <text:p text:style-name="Standard">?&gt;</text:p>
      <text:p text:style-name="Standard"><text:s text:c="8"/></text:p>
      <text:p text:style-name="Standard"/>
      <text:p text:style-name="Standard">&lt;?php</text:p>
      <text:p text:style-name="Standard">//php program to create a function that check whether character passed to it as argument is vowel or not using switch case statement</text:p>
      <text:p text:style-name="Standard">function checkvowel($ch)</text:p>
      <text:p text:style-name="Standard">{</text:p>
      <text:p text:style-name="Standard"><text:tab/>switch($ch)</text:p>
      <text:p text:style-name="Standard"><text:tab/>{</text:p>
      <text:p text:style-name="Standard"><text:tab/>case 'a':</text:p>
      <text:p text:style-name="Standard"><text:tab/><text:tab/>print('you entered a vowel');</text:p>
      <text:p text:style-name="Standard"><text:tab/><text:tab/>break;</text:p>
      <text:p text:style-name="Standard"><text:tab/>case 'e':</text:p>
      <text:p text:style-name="Standard"><text:tab/><text:tab/>print('you entered a vowel');</text:p>
      <text:p text:style-name="Standard"><text:tab/><text:tab/>break;</text:p>
      <text:p text:style-name="Standard"><text:tab/>case 'i':</text:p>
      <text:p text:style-name="Standard"><text:s text:c="16"/>print('you entered a vowel');</text:p>
      <text:p text:style-name="Standard"><text:s text:c="16"/>break;</text:p>
      <text:p text:style-name="Standard"><text:tab/>case 'o':</text:p>
      <text:p text:style-name="Standard"><text:tab/><text:tab/>print('you entered a vowel');</text:p>
      <text:p text:style-name="Standard"><text:tab/><text:tab/>break;</text:p>
      <text:p text:style-name="Standard"><text:tab/>case 'u':</text:p>
      <text:p text:style-name="Standard"><text:tab/><text:tab/>print('you entered a vowel');</text:p>
      <text:p text:style-name="Standard"><text:tab/><text:tab/>break;</text:p>
      <text:p text:style-name="Standard"><text:tab/>default:print('please enter a vowel <text:s/>(a,e,i,o,u)');</text:p>
      <text:p text:style-name="Standard"><text:tab/>}</text:p>
      <text:p text:style-name="Standard">}</text:p>
      <text:p text:style-name="Standard"><text:soft-page-break/>checkvowel('a');</text:p>
      <text:p text:style-name="Standard">print('&lt;br&gt;');</text:p>
      <text:p text:style-name="Standard">checkvowel('b');</text:p>
      <text:p text:style-name="Standard">?&gt;</text:p>
      <text:p text:style-name="Standard"/>
      <text:p text:style-name="Standard">&lt;?php</text:p>
      <text:p text:style-name="Standard">//php program to create a function to calculate simple interest based on principal amount,rate of interest</text:p>
      <text:p text:style-name="Standard">function calcsi($principal,$rate,$time)</text:p>
      <text:p text:style-name="Standard">{</text:p>
      <text:p text:style-name="Standard"><text:tab/></text:p>
      <text:p text:style-name="Standard"><text:tab/>$si=($principal*$rate*$time)/100;</text:p>
      <text:p text:style-name="Standard"><text:tab/>print('simple interest is ' . $si);</text:p>
      <text:p text:style-name="Standard">}</text:p>
      <text:p text:style-name="Standard">calcsi(1000,3,2);</text:p>
      <text:p text:style-name="Standard">print('&lt;br&gt;');</text:p>
      <text:p text:style-name="Standard">?&gt;</text:p>
      <text:p text:style-name="Standard"/>
      <text:p text:style-name="Standard">&lt;?php</text:p>
      <text:p text:style-name="Standard">//php program to initialize an array of ten integer elements and display the array</text:p>
      <text:p text:style-name="Standard">$arr=array(1,34,45,67,78,33,44,23,78,90);</text:p>
      <text:p text:style-name="Standard">for($i=0;$i&lt;10;$i++)</text:p>
      <text:p text:style-name="Standard">{</text:p>
      <text:p text:style-name="Standard"><text:s text:c="4"/>print($arr[$i]);</text:p>
      <text:p text:style-name="Standard"><text:s text:c="4"/>print('&lt;br&gt;');</text:p>
      <text:p text:style-name="Standard">}</text:p>
      <text:p text:style-name="Standard">?&gt;</text:p>
      <text:p text:style-name="Standard"><text:s text:c="6"/></text:p>
      <text:p text:style-name="Standard">&lt;?php</text:p>
      <text:p text:style-name="Standard">//php program to initialize an array of ten char elements and display the array</text:p>
      <text:p text:style-name="Standard">$arr=array('a','d','s','i','o','p','y','r','t','e');</text:p>
      <text:p text:style-name="Standard">for($i=0;$i&lt;10;$i++)</text:p>
      <text:p text:style-name="Standard">{</text:p>
      <text:p text:style-name="Standard"><text:s text:c="4"/>print($arr[$i]);</text:p>
      <text:p text:style-name="Standard"><text:s text:c="4"/>print('&lt;br&gt;');</text:p>
      <text:p text:style-name="Standard">}</text:p>
      <text:p text:style-name="Standard">?&gt;</text:p>
      <text:p text:style-name="Standard"/>
      <text:p text:style-name="Standard"/>
      <text:p text:style-name="Standard">&lt;?php</text:p>
      <text:p text:style-name="Standard">//php program to initialize an array of ten string elements and display the array</text:p>
      <text:p text:style-name="Standard">$arr=array('abcdefd','dddf','dfdgd','igddg','ogdg','pgdg','yggd','rgdf','tgdg','egdg');</text:p>
      <text:p text:style-name="Standard">for($i=0;$i&lt;10;$i++)</text:p>
      <text:p text:style-name="Standard">{</text:p>
      <text:p text:style-name="Standard"><text:s text:c="4"/>print($arr[$i]);</text:p>
      <text:p text:style-name="Standard"><text:s text:c="4"/>print('&lt;br&gt;');</text:p>
      <text:p text:style-name="Standard">}</text:p>
      <text:p text:style-name="Standard">?&gt;</text:p>
      <text:p text:style-name="Standard"/>
      <text:p text:style-name="Standard">&lt;?php</text:p>
      <text:p text:style-name="Standard">//php program to initialize an array of ten integer elements and display the array using while loop</text:p>
      <text:p text:style-name="Standard">$arr=array(1,34,45,67,78,33,44,23,78,90);</text:p>
      <text:p text:style-name="Standard"><text:soft-page-break/>$i=0;</text:p>
      <text:p text:style-name="Standard">while($i&lt;10)</text:p>
      <text:p text:style-name="Standard">{</text:p>
      <text:p text:style-name="Standard"><text:s text:c="4"/>print($arr[$i]);</text:p>
      <text:p text:style-name="Standard"><text:s text:c="4"/>print('&lt;br&gt;');</text:p>
      <text:p text:style-name="Standard"><text:s text:c="4"/>$i++;</text:p>
      <text:p text:style-name="Standard">}</text:p>
      <text:p text:style-name="Standard">?&gt;</text:p>
      <text:p text:style-name="Standard"><text:s text:c="8"/></text:p>
      <text:p text:style-name="Standard"/>
      <text:p text:style-name="Standard">&lt;?php</text:p>
      <text:p text:style-name="Standard">//php program to initialize an array of ten integer elements and display the array using foreach statement</text:p>
      <text:p text:style-name="Standard">$arr=array(1,34,45,67,78,33,44,23,78,90);</text:p>
      <text:p text:style-name="Standard">foreach($arr as $a)</text:p>
      <text:p text:style-name="Standard">{</text:p>
      <text:p text:style-name="Standard"><text:s text:c="4"/>print($a);</text:p>
      <text:p text:style-name="Standard"><text:s text:c="4"/>print('&lt;br&gt;');</text:p>
      <text:p text:style-name="Standard">}</text:p>
      <text:p text:style-name="Standard">?&gt;</text:p>
      <text:p text:style-name="Standard"/>
      <text:p text:style-name="Standard">&lt;?php</text:p>
      <text:p text:style-name="Standard">//php program to demonstrate substr function</text:p>
      <text:p text:style-name="Standard">$a= <text:s/>substr("abcdef", 3,2);</text:p>
      <text:p text:style-name="Standard">print($a);</text:p>
      <text:p text:style-name="Standard">print('&lt;br&gt;');</text:p>
      <text:p text:style-name="Standard">$b=substr("abcdef",3);</text:p>
      <text:p text:style-name="Standard">print($b);</text:p>
      <text:p text:style-name="Standard">?&gt;</text:p>
      <text:p text:style-name="Standard"><text:s text:c="8"/></text:p>
      <text:p text:style-name="Standard"/>
      <text:p text:style-name="Standard">&lt;?php</text:p>
      <text:p text:style-name="Standard">//php program to demonstrate str_replace function</text:p>
      <text:p text:style-name="Standard">$a="abcdef";</text:p>
      <text:p text:style-name="Standard">print("original string is " . $a);</text:p>
      <text:p text:style-name="Standard">print('&lt;br&gt;');</text:p>
      <text:p text:style-name="Standard">$b= <text:s/>str_replace('c', 'x',$a);</text:p>
      <text:p text:style-name="Standard">print('string after replacing c with x is ');</text:p>
      <text:p text:style-name="Standard">print('&lt;br&gt;');</text:p>
      <text:p text:style-name="Standard">print($b);</text:p>
      <text:p text:style-name="Standard">?&gt;</text:p>
      <text:p text:style-name="Standard"><text:s text:c="8"/></text:p>
      <text:p text:style-name="Standard"/>
      <text:p text:style-name="Standard">&lt;?php</text:p>
      <text:p text:style-name="Standard">//php program to demonstrate class student with getdata and showdata member functions</text:p>
      <text:p text:style-name="Standard">class student</text:p>
      <text:p text:style-name="Standard">{</text:p>
      <text:p text:style-name="Standard"><text:s text:c="4"/>var $rollno;</text:p>
      <text:p text:style-name="Standard"><text:s text:c="4"/>var $name;</text:p>
      <text:p text:style-name="Standard"><text:s text:c="4"/>var $clas;</text:p>
      <text:p text:style-name="Standard"><text:s text:c="4"/>var $marks;</text:p>
      <text:p text:style-name="Standard"><text:s text:c="4"/></text:p>
      <text:p text:style-name="Standard"><text:soft-page-break/><text:s text:c="4"/>function getdata()</text:p>
      <text:p text:style-name="Standard"><text:s text:c="4"/>{</text:p>
      <text:p text:style-name="Standard"><text:s text:c="8"/>$this-&gt;rollno=1;</text:p>
      <text:p text:style-name="Standard"><text:s text:c="8"/>$this-&gt;name="abcdef";</text:p>
      <text:p text:style-name="Standard"><text:s text:c="8"/>$this-&gt;clas=11;</text:p>
      <text:p text:style-name="Standard"><text:s text:c="8"/>$this-&gt;marks=90;</text:p>
      <text:p text:style-name="Standard"><text:s text:c="4"/>}</text:p>
      <text:p text:style-name="Standard"><text:s text:c="4"/>function showdata()</text:p>
      <text:p text:style-name="Standard"><text:s text:c="4"/>{</text:p>
      <text:p text:style-name="Standard"><text:s text:c="8"/>print('rollno of student is ' . $this-&gt;rollno);</text:p>
      <text:p text:style-name="Standard"><text:s text:c="8"/>print('&lt;br&gt;');</text:p>
      <text:p text:style-name="Standard"><text:s text:c="8"/>print('name of student is ' . $this-&gt;name);</text:p>
      <text:p text:style-name="Standard"><text:s text:c="8"/>print('&lt;br&gt;');</text:p>
      <text:p text:style-name="Standard"><text:s text:c="8"/>print('class of student is ' . $this-&gt;clas);</text:p>
      <text:p text:style-name="Standard"><text:s text:c="8"/>print('&lt;br&gt;');</text:p>
      <text:p text:style-name="Standard"><text:s text:c="8"/>print('marks of student is ' . $this-&gt;marks);</text:p>
      <text:p text:style-name="Standard"><text:s text:c="8"/>print('&lt;br&gt;');</text:p>
      <text:p text:style-name="Standard"><text:s text:c="4"/>}</text:p>
      <text:p text:style-name="Standard">}</text:p>
      <text:p text:style-name="Standard">$ob=new student;</text:p>
      <text:p text:style-name="Standard">$ob-&gt;getdata();</text:p>
      <text:p text:style-name="Standard">$ob-&gt;showdata();</text:p>
      <text:p text:style-name="Standard">?&gt;</text:p>
      <text:p text:style-name="Standard"><text:s/></text:p>
      <text:p text:style-name="Standard"/>
      <text:p text:style-name="Standard">&lt;?php</text:p>
      <text:p text:style-name="Standard">//php program to demonstrate class employee with getdata and showdata member functions</text:p>
      <text:p text:style-name="Standard">class employee</text:p>
      <text:p text:style-name="Standard">{</text:p>
      <text:p text:style-name="Standard"><text:s text:c="4"/>var $ecode;</text:p>
      <text:p text:style-name="Standard"><text:s text:c="4"/>var $ename;</text:p>
      <text:p text:style-name="Standard"><text:s text:c="4"/>var $esalary;</text:p>
      <text:p text:style-name="Standard"><text:s text:c="4"/>var $edesignation;</text:p>
      <text:p text:style-name="Standard"><text:s text:c="4"/></text:p>
      <text:p text:style-name="Standard"><text:s text:c="4"/>function getdata()</text:p>
      <text:p text:style-name="Standard"><text:s text:c="4"/>{</text:p>
      <text:p text:style-name="Standard"><text:s text:c="8"/>$this-&gt;ecode=1;</text:p>
      <text:p text:style-name="Standard"><text:s text:c="8"/>$this-&gt;ename="abcdef";</text:p>
      <text:p text:style-name="Standard"><text:s text:c="8"/>$this-&gt;esalary=10000;</text:p>
      <text:p text:style-name="Standard"><text:s text:c="8"/>$this-&gt;edesignation='accountant';</text:p>
      <text:p text:style-name="Standard"><text:s text:c="4"/>}</text:p>
      <text:p text:style-name="Standard"><text:s text:c="4"/>function showdata()</text:p>
      <text:p text:style-name="Standard"><text:s text:c="4"/>{</text:p>
      <text:p text:style-name="Standard"><text:s text:c="8"/>print('ecode of employee is ' . $this-&gt;ecode);</text:p>
      <text:p text:style-name="Standard"><text:s text:c="8"/>print('&lt;br&gt;');</text:p>
      <text:p text:style-name="Standard"><text:s text:c="8"/>print('ename of employee is ' . $this-&gt;ename);</text:p>
      <text:p text:style-name="Standard"><text:s text:c="8"/>print('&lt;br&gt;');</text:p>
      <text:p text:style-name="Standard"><text:s text:c="8"/>print('salary of employee is ' . $this-&gt;esalary);</text:p>
      <text:p text:style-name="Standard"><text:s text:c="8"/>print('&lt;br&gt;');</text:p>
      <text:p text:style-name="Standard"><text:s text:c="8"/>print('designation of employee is ' . $this-&gt;edesignation);</text:p>
      <text:p text:style-name="Standard"><text:s text:c="8"/>print('&lt;br&gt;');</text:p>
      <text:p text:style-name="Standard"><text:s text:c="4"/>}</text:p>
      <text:p text:style-name="Standard"><text:soft-page-break/>}</text:p>
      <text:p text:style-name="Standard">$ob=new employee;</text:p>
      <text:p text:style-name="Standard">$ob-&gt;getdata();</text:p>
      <text:p text:style-name="Standard">$ob-&gt;showdata();</text:p>
      <text:p text:style-name="Standard">?&gt;</text:p>
      <text:p text:style-name="Standard"/>
      <text:p text:style-name="Standard">&lt;?php</text:p>
      <text:p text:style-name="Standard">//php program to demonstrate private member function</text:p>
      <text:p text:style-name="Standard">class abc</text:p>
      <text:p text:style-name="Standard">{</text:p>
      <text:p text:style-name="Standard"><text:s text:c="4"/>private function a()</text:p>
      <text:p text:style-name="Standard"><text:s text:c="4"/>{</text:p>
      <text:p text:style-name="Standard"><text:s text:c="8"/>print('cannot be called through an object');</text:p>
      <text:p text:style-name="Standard"><text:s text:c="4"/>}</text:p>
      <text:p text:style-name="Standard"><text:s text:c="4"/>public function b()</text:p>
      <text:p text:style-name="Standard"><text:s text:c="4"/>{</text:p>
      <text:p text:style-name="Standard"><text:s text:c="8"/>print('can be called through an object');</text:p>
      <text:p text:style-name="Standard"><text:s text:c="4"/>}</text:p>
      <text:p text:style-name="Standard">}</text:p>
      <text:p text:style-name="Standard">$ob=new abc;</text:p>
      <text:p text:style-name="Standard">$ob-&gt;b();</text:p>
      <text:p text:style-name="Standard">?&gt;</text:p>
      <text:p text:style-name="Standard"/>
      <text:p text:style-name="Standard">&lt;?php</text:p>
      <text:p text:style-name="Standard">//php program to connect to mysql database</text:p>
      <text:p text:style-name="Standard">$hostname = 'localhost';</text:p>
      <text:p text:style-name="Standard">$username = 'root';</text:p>
      <text:p text:style-name="Standard"/>
      <text:p text:style-name="Standard">$password = '';</text:p>
      <text:p text:style-name="Standard"/>
      <text:p text:style-name="Standard">try {</text:p>
      <text:p text:style-name="Standard"><text:s text:c="4"/>$dbh = new PDO("mysql:host=$hostname;dbname=students", $username, $password);</text:p>
      <text:p text:style-name="Standard"><text:s text:c="3"/></text:p>
      <text:p text:style-name="Standard"><text:s text:c="4"/>print('Connected to database');</text:p>
      <text:p text:style-name="Standard"><text:s text:c="4"/>}</text:p>
      <text:p text:style-name="Standard">catch(PDOException $e)</text:p>
      <text:p text:style-name="Standard"><text:s text:c="4"/>{</text:p>
      <text:p text:style-name="Standard"><text:s text:c="4"/>print($e-&gt;getMessage());</text:p>
      <text:p text:style-name="Standard"><text:s text:c="4"/>}</text:p>
      <text:p text:style-name="Standard">?&gt;</text:p>
      <text:p text:style-name="Standard"/>
      <text:p text:style-name="Standard"><text:s text:c="7"/></text:p>
      <text:p text:style-name="Standard"/>
      <text:p text:style-name="Standard">&lt;?php</text:p>
      <text:p text:style-name="Standard">//php program to close a connection to mysql database</text:p>
      <text:p text:style-name="Standard">$hostname = 'localhost';</text:p>
      <text:p text:style-name="Standard">$username = 'root';</text:p>
      <text:p text:style-name="Standard">$password = '';</text:p>
      <text:p text:style-name="Standard"/>
      <text:p text:style-name="Standard">try {</text:p>
      <text:p text:style-name="Standard"><text:s text:c="4"/>$dbh = new PDO("mysql:host=$hostname;dbname=students", $username, $password);</text:p>
      <text:p text:style-name="Standard"><text:s text:c="3"/></text:p>
      <text:p text:style-name="Standard"><text:soft-page-break/><text:s text:c="4"/>print('Connected to database');</text:p>
      <text:p text:style-name="Standard"/>
      <text:p text:style-name="Standard"><text:s text:c="3"/></text:p>
      <text:p text:style-name="Standard"><text:s text:c="4"/>$dbh = null;</text:p>
      <text:p text:style-name="Standard"><text:s text:c="4"/>}</text:p>
      <text:p text:style-name="Standard">catch(PDOException $e)</text:p>
      <text:p text:style-name="Standard"><text:s text:c="4"/>{</text:p>
      <text:p text:style-name="Standard"><text:s text:c="4"/>print($e-&gt;getMessage());</text:p>
      <text:p text:style-name="Standard"><text:s text:c="4"/>}</text:p>
      <text:p text:style-name="Standard">?&gt;</text:p>
      <text:p text:style-name="Standard"/>
      <text:p text:style-name="Standard"><text:s text:c="8"/>&lt;?php</text:p>
      <text:p text:style-name="Standard">//php program to insert a record in a mysql database table</text:p>
      <text:p text:style-name="Standard">$hostname = 'localhost';</text:p>
      <text:p text:style-name="Standard"/>
      <text:p text:style-name="Standard">$username = 'root';</text:p>
      <text:p text:style-name="Standard"/>
      <text:p text:style-name="Standard">$password = '';</text:p>
      <text:p text:style-name="Standard"/>
      <text:p text:style-name="Standard">try {</text:p>
      <text:p text:style-name="Standard"><text:s text:c="4"/>$dbh = new PDO("mysql:host=$hostname;dbname=students", $username, $password);</text:p>
      <text:p text:style-name="Standard"><text:s text:c="4"/></text:p>
      <text:p text:style-name="Standard"><text:s text:c="4"/>print('Connected to database&lt;br /&gt;');</text:p>
      <text:p text:style-name="Standard"/>
      <text:p text:style-name="Standard"><text:s text:c="4"/>$count = $dbh-&gt;exec("INSERT INTO student VALUES (3,'abcdfg',11,78)");</text:p>
      <text:p text:style-name="Standard"/>
      <text:p text:style-name="Standard"><text:s text:c="4"/>print($count);</text:p>
      <text:p text:style-name="Standard"/>
      <text:p text:style-name="Standard"><text:s text:c="4"/>$dbh = null;</text:p>
      <text:p text:style-name="Standard"><text:s text:c="4"/>}</text:p>
      <text:p text:style-name="Standard">catch(PDOException $e)</text:p>
      <text:p text:style-name="Standard"><text:s text:c="4"/>{</text:p>
      <text:p text:style-name="Standard"><text:s text:c="4"/>print($e-&gt;getMessage());</text:p>
      <text:p text:style-name="Standard"><text:s text:c="4"/>}</text:p>
      <text:p text:style-name="Standard">?&gt;</text:p>
      <text:p text:style-name="Standard"/>
      <text:p text:style-name="Standard">&lt;?php</text:p>
      <text:p text:style-name="Standard">//php program to display records from a table</text:p>
      <text:p text:style-name="Standard"/>
      <text:p text:style-name="Standard">$hostname = 'localhost';</text:p>
      <text:p text:style-name="Standard"/>
      <text:p text:style-name="Standard">$username = 'root';</text:p>
      <text:p text:style-name="Standard"/>
      <text:p text:style-name="Standard">$password = '';</text:p>
      <text:p text:style-name="Standard"/>
      <text:p text:style-name="Standard">try {</text:p>
      <text:p text:style-name="Standard"><text:s text:c="4"/>$dbh = new PDO("mysql:host=$hostname;dbname=students", $username, $password);</text:p>
      <text:p text:style-name="Standard"><text:s text:c="4"/></text:p>
      <text:p text:style-name="Standard"><text:s text:c="4"/>print 'Connected to database&lt;br /&gt;';</text:p>
      <text:p text:style-name="Standard"/>
      <text:p text:style-name="Standard"><text:s text:c="3"/></text:p>
      <text:p text:style-name="Standard"><text:s text:c="4"/>$sql = "SELECT * FROM student";</text:p>
      <text:p text:style-name="Standard"><text:soft-page-break/><text:s text:c="4"/>foreach ($dbh-&gt;query($sql) as $row)</text:p>
      <text:p text:style-name="Standard"><text:s text:c="8"/>{</text:p>
      <text:p text:style-name="Standard"><text:s text:c="8"/>print $row['rollno'] .' - '. $row['name'] .' - '. $row['class'] . ' - '. $row['marks'] .'&lt;br /&gt;';</text:p>
      <text:p text:style-name="Standard"><text:s text:c="8"/>}</text:p>
      <text:p text:style-name="Standard"/>
      <text:p text:style-name="Standard"><text:s text:c="3"/></text:p>
      <text:p text:style-name="Standard"><text:s text:c="4"/>$dbh = null;</text:p>
      <text:p text:style-name="Standard">}</text:p>
      <text:p text:style-name="Standard">catch(PDOException $e)</text:p>
      <text:p text:style-name="Standard"><text:s text:c="4"/>{</text:p>
      <text:p text:style-name="Standard"><text:s text:c="4"/>print($e-&gt;getMessage());</text:p>
      <text:p text:style-name="Standard"><text:s text:c="4"/>}</text:p>
      <text:p text:style-name="Standard">?&gt;</text:p>
      <text:p text:style-name="Standard"/>
      <text:p text:style-name="Standard">&lt;?php</text:p>
      <text:p text:style-name="Standard">//php program to update a record in a table</text:p>
      <text:p text:style-name="Standard"/>
      <text:p text:style-name="Standard">$hostname = 'localhost';</text:p>
      <text:p text:style-name="Standard"/>
      <text:p text:style-name="Standard">$username = 'root';</text:p>
      <text:p text:style-name="Standard"/>
      <text:p text:style-name="Standard">$password = '';</text:p>
      <text:p text:style-name="Standard"/>
      <text:p text:style-name="Standard">try {</text:p>
      <text:p text:style-name="Standard"><text:s text:c="4"/>$dbh = new PDO("mysql:host=$hostname;dbname=students", $username, $password);</text:p>
      <text:p text:style-name="Standard"><text:s text:c="3"/></text:p>
      <text:p text:style-name="Standard"><text:s text:c="4"/>echo 'Connected to database&lt;br /&gt;';</text:p>
      <text:p text:style-name="Standard"/>
      <text:p text:style-name="Standard"><text:s text:c="3"/></text:p>
      <text:p text:style-name="Standard"><text:s text:c="4"/>$count = $dbh-&gt;exec("UPDATE student SET name='abcdef' WHERE rollno=3");</text:p>
      <text:p text:style-name="Standard"/>
      <text:p text:style-name="Standard"><text:s text:c="4"/>echo $count;</text:p>
      <text:p text:style-name="Standard"/>
      <text:p text:style-name="Standard"><text:s text:c="4"/>$dbh = null;</text:p>
      <text:p text:style-name="Standard"><text:s text:c="4"/>}</text:p>
      <text:p text:style-name="Standard">catch(PDOException $e)</text:p>
      <text:p text:style-name="Standard"><text:s text:c="4"/>{</text:p>
      <text:p text:style-name="Standard"><text:s text:c="4"/>echo $e-&gt;getMessage();</text:p>
      <text:p text:style-name="Standard"><text:s text:c="4"/>}</text:p>
      <text:p text:style-name="Standard">?&gt;</text:p>
      <text:p text:style-name="Standard"/>
      <text:p text:style-name="Standard"/>
      <text:p text:style-name="Standard">&lt;?php</text:p>
      <text:p text:style-name="Standard">//php program to demostrate prepared statement</text:p>
      <text:p text:style-name="Standard"/>
      <text:p text:style-name="Standard">$hostname = 'localhost';</text:p>
      <text:p text:style-name="Standard"/>
      <text:p text:style-name="Standard">$username = 'root';</text:p>
      <text:p text:style-name="Standard"/>
      <text:p text:style-name="Standard">$password = '';</text:p>
      <text:p text:style-name="Standard"/>
      <text:p text:style-name="Standard">try {</text:p>
      <text:p text:style-name="Standard"><text:soft-page-break/><text:s text:c="4"/>$dbh = new PDO("mysql:host=$hostname;dbname=students", $username, $password);</text:p>
      <text:p text:style-name="Standard"><text:s text:c="4"/></text:p>
      <text:p text:style-name="Standard"><text:s text:c="3"/>print('Connected to database&lt;br /&gt;');</text:p>
      <text:p text:style-name="Standard"/>
      <text:p text:style-name="Standard"><text:s text:c="4"/></text:p>
      <text:p text:style-name="Standard"><text:s text:c="4"/>$dbh-&gt;setAttribute(PDO::ATTR_ERRMODE, PDO::ERRMODE_EXCEPTION);</text:p>
      <text:p text:style-name="Standard"/>
      <text:p text:style-name="Standard"><text:s text:c="3"/></text:p>
      <text:p text:style-name="Standard"><text:s text:c="4"/>$rno = 3;</text:p>
      <text:p text:style-name="Standard"/>
      <text:p text:style-name="Standard"><text:s text:c="4"/>$name = 'abcdef';</text:p>
      <text:p text:style-name="Standard"/>
      <text:p text:style-name="Standard"><text:s text:c="4"/></text:p>
      <text:p text:style-name="Standard"><text:s text:c="4"/>$stmt = $dbh-&gt;prepare("SELECT * FROM student WHERE rollno = :rno AND name = :name");</text:p>
      <text:p text:style-name="Standard"/>
      <text:p text:style-name="Standard"><text:s text:c="4"/></text:p>
      <text:p text:style-name="Standard"><text:s text:c="4"/>$stmt-&gt;bindParam(':rno', $rno, PDO::PARAM_INT);</text:p>
      <text:p text:style-name="Standard"><text:s text:c="4"/>$stmt-&gt;bindParam(':name', $name, PDO::PARAM_STR, 5);</text:p>
      <text:p text:style-name="Standard"/>
      <text:p text:style-name="Standard"><text:s text:c="3"/></text:p>
      <text:p text:style-name="Standard"><text:s text:c="4"/>$stmt-&gt;execute();</text:p>
      <text:p text:style-name="Standard"/>
      <text:p text:style-name="Standard"><text:s text:c="4"/>$result = $stmt-&gt;fetchAll();</text:p>
      <text:p text:style-name="Standard"/>
      <text:p text:style-name="Standard"><text:s text:c="4"/>foreach($result as $row)</text:p>
      <text:p text:style-name="Standard"><text:s text:c="8"/>{</text:p>
      <text:p text:style-name="Standard"><text:s text:c="8"/>print($row['rollno'].'&lt;br /&gt;');</text:p>
      <text:p text:style-name="Standard"><text:s text:c="8"/>print($row['name'].'&lt;br /&gt;');</text:p>
      <text:p text:style-name="Standard"><text:s text:c="8"/>print($row['class'] . '&lt;br /&gt;');</text:p>
      <text:p text:style-name="Standard"><text:s text:c="8"/>print($row['marks'] . '&lt;br /&gt;');</text:p>
      <text:p text:style-name="Standard"><text:s text:c="8"/>}</text:p>
      <text:p text:style-name="Standard"/>
      <text:p text:style-name="Standard"><text:s text:c="2"/></text:p>
      <text:p text:style-name="Standard"><text:s text:c="4"/>$dbh = null;</text:p>
      <text:p text:style-name="Standard">}</text:p>
      <text:p text:style-name="Standard">catch(PDOException $e)</text:p>
      <text:p text:style-name="Standard"><text:s text:c="4"/>{</text:p>
      <text:p text:style-name="Standard"><text:s text:c="4"/>print($e-&gt;getMessage());</text:p>
      <text:p text:style-name="Standard"><text:s text:c="4"/>}</text:p>
      <text:p text:style-name="Standard">?&gt;</text:p>
      <text:p text:style-name="Standard"/>
      <text:p text:style-name="Standard"/>
      <text:p text:style-name="Standard">&lt;?php</text:p>
      <text:p text:style-name="Standard">//php program to demonstrate last insert id to retrieve last added key of the record</text:p>
      <text:p text:style-name="Standard"/>
      <text:p text:style-name="Standard">$hostname = 'localhost';</text:p>
      <text:p text:style-name="Standard"/>
      <text:p text:style-name="Standard"/>
      <text:p text:style-name="Standard">$username = 'root';</text:p>
      <text:p text:style-name="Standard"/>
      <text:p text:style-name="Standard"/>
      <text:p text:style-name="Standard">$password = '';</text:p>
      <text:p text:style-name="Standard"><text:soft-page-break/></text:p>
      <text:p text:style-name="Standard">try {</text:p>
      <text:p text:style-name="Standard"><text:s text:c="4"/>$dbh = new PDO("mysql:host=$hostname;dbname=students", $username, $password);</text:p>
      <text:p text:style-name="Standard"><text:s text:c="4"/></text:p>
      <text:p text:style-name="Standard"><text:s text:c="3"/>print('Connected to database&lt;br /&gt;');</text:p>
      <text:p text:style-name="Standard"/>
      <text:p text:style-name="Standard"><text:s text:c="4"/></text:p>
      <text:p text:style-name="Standard"><text:s text:c="4"/>$dbh-&gt;setAttribute(PDO::ATTR_ERRMODE, PDO::ERRMODE_EXCEPTION);</text:p>
      <text:p text:style-name="Standard"/>
      <text:p text:style-name="Standard"><text:s text:c="3"/></text:p>
      <text:p text:style-name="Standard"><text:s text:c="4"/>$dbh-&gt;exec("INSERT INTO student(name,class,marks) VALUES ('abcdef',11,89)");</text:p>
      <text:p text:style-name="Standard"/>
      <text:p text:style-name="Standard"><text:s text:c="4"/>print($dbh-&gt;lastInsertId());</text:p>
      <text:p text:style-name="Standard"/>
      <text:p text:style-name="Standard"><text:s text:c="4"/>$dbh = null;</text:p>
      <text:p text:style-name="Standard"><text:s text:c="4"/>}</text:p>
      <text:p text:style-name="Standard">catch(PDOException $e)</text:p>
      <text:p text:style-name="Standard"><text:s text:c="4"/>{</text:p>
      <text:p text:style-name="Standard"><text:s text:c="4"/>print($e-&gt;getMessage());</text:p>
      <text:p text:style-name="Standard"><text:s text:c="4"/>}</text:p>
      <text:p text:style-name="Standard">?&gt;</text:p>
      <text:p text:style-name="Standard"/>
      <text:p text:style-name="Standard"/>
      <text:p text:style-name="Standard"><text:s text:c="8"/></text:p>
      <text:p text:style-name="Standard">&lt;?php</text:p>
      <text:p text:style-name="Standard">//php program to store a variable in session</text:p>
      <text:p text:style-name="Standard">session_start();</text:p>
      <text:p text:style-name="Standard">$_SESSION['username']='abcdef';</text:p>
      <text:p text:style-name="Standard">?&gt;</text:p>
      <text:p text:style-name="Standard"/>
      <text:p text:style-name="Standard"><text:s text:c="8"/></text:p>
      <text:p text:style-name="Standard"/>
      <text:p text:style-name="Standard"/>
      <text:p text:style-name="Standard">&lt;?php</text:p>
      <text:p text:style-name="Standard">//php program to get a session variable</text:p>
      <text:p text:style-name="Standard">session_start();</text:p>
      <text:p text:style-name="Standard">$username=$_SESSION['username'];</text:p>
      <text:p text:style-name="Standard">print('Username is ' . $username);</text:p>
      <text:p text:style-name="Standard">?&gt;</text:p>
      <text:p text:style-name="Standard"/>
      <text:p text:style-name="Standard"><text:s/>&lt;?php</text:p>
      <text:p text:style-name="Standard">//php program to demonstrate exception handling</text:p>
      <text:p text:style-name="Standard">try</text:p>
      <text:p text:style-name="Standard">{</text:p>
      <text:p text:style-name="Standard"><text:s text:c="4"/>$a=10/0;</text:p>
      <text:p text:style-name="Standard">}</text:p>
      <text:p text:style-name="Standard">catch(Exception $e)</text:p>
      <text:p text:style-name="Standard">{</text:p>
      <text:p text:style-name="Standard"><text:s text:c="4"/>print($e-&gt;getMessage());</text:p>
      <text:p text:style-name="Standard">}</text:p>
      <text:p text:style-name="Standard">?&gt;</text:p>
      <text:p text:style-name="Standard"><text:s text:c="8"/></text:p>
      <text:p text:style-name="Standard"><text:soft-page-break/>&lt;?php</text:p>
      <text:p text:style-name="Standard">//php program to throw an exception</text:p>
      <text:p text:style-name="Standard"/>
      <text:p text:style-name="Standard"><text:s/>function checkNum($number) {</text:p>
      <text:p text:style-name="Standard"><text:s text:c="3"/>if($number&gt;1) {</text:p>
      <text:p text:style-name="Standard"><text:s text:c="5"/>throw new Exception("Value must be 1 or below");</text:p>
      <text:p text:style-name="Standard"><text:s text:c="3"/>}</text:p>
      <text:p text:style-name="Standard"><text:s text:c="3"/>return true;</text:p>
      <text:p text:style-name="Standard"><text:s/>}</text:p>
      <text:p text:style-name="Standard"/>
      <text:p text:style-name="Standard"/>
      <text:p text:style-name="Standard"><text:s/>try {</text:p>
      <text:p text:style-name="Standard"><text:s text:c="3"/>checkNum(1);</text:p>
      <text:p text:style-name="Standard"><text:s text:c="3"/></text:p>
      <text:p text:style-name="Standard"><text:s text:c="3"/>print('the number is 1 or below');</text:p>
      <text:p text:style-name="Standard"><text:s/>}</text:p>
      <text:p text:style-name="Standard"/>
      <text:p text:style-name="Standard"><text:s/></text:p>
      <text:p text:style-name="Standard"><text:s/>catch(Exception $e) {</text:p>
      <text:p text:style-name="Standard"><text:s text:c="2"/>print('Message: ' .$e-&gt;getMessage());</text:p>
      <text:p text:style-name="Standard"><text:s/>}</text:p>
      <text:p text:style-name="Standard"><text:s/></text:p>
      <text:p text:style-name="Standard"><text:s/></text:p>
      <text:p text:style-name="Standard">?&gt;</text:p>
      <text:p text:style-name="Standard"/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9T07:04:59.94</meta:creation-date>
    <dc:date>2021-08-15T22:35:29.63</dc:date>
    <meta:editing-duration>PT56M40S</meta:editing-duration>
    <meta:editing-cycles>14</meta:editing-cycles>
    <meta:generator>OpenOffice/4.1.9$Win32 OpenOffice.org_project/419m1$Build-9805</meta:generator>
    <meta:document-statistic meta:table-count="0" meta:image-count="0" meta:object-count="0" meta:page-count="16" meta:paragraph-count="652" meta:word-count="1550" meta:character-count="12662"/>
  </office:meta>
</office:document-meta>
</file>